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65in"/>
    </style:style>
    <style:style style:name="co3" style:family="table-column">
      <style:table-column-properties fo:break-before="auto" style:column-width="1.4008in"/>
    </style:style>
    <style:style style:name="co4" style:family="table-column">
      <style:table-column-properties fo:break-before="auto" style:column-width="2.9256in"/>
    </style:style>
    <style:style style:name="co5" style:family="table-column">
      <style:table-column-properties fo:break-before="auto" style:column-width="1.9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516in" fo:break-before="auto" style:use-optimal-row-height="true"/>
    </style:style>
    <style:style style:name="ro3" style:family="table-row">
      <style:table-row-properties style:row-height="0.1898in" fo:break-before="auto" style:use-optimal-row-height="true"/>
    </style:style>
    <style:style style:name="ro4" style:family="table-row">
      <style:table-row-properties style:row-height="0.5283in" fo:break-before="auto" style:use-optimal-row-height="true"/>
    </style:style>
    <style:style style:name="ro5" style:family="table-row">
      <style:table-row-properties style:row-height="0.2146in" fo:break-before="auto" style:use-optimal-row-height="fals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color="#5983b0"/>
    </style:style>
    <style:style style:name="ce14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b2b2b2" style:text-align-source="fix" style:repeat-content="false" fo:border="0.06pt solid #000000" style:vertical-align="top"/>
      <style:paragraph-properties fo:text-align="start" fo:margin-left="0in"/>
      <style:text-properties fo:font-size="5pt" style:font-size-asian="5pt" style:font-size-complex="5pt"/>
    </style:style>
    <style:style style:name="ce20" style:family="table-cell" style:parent-style-name="Default">
      <style:table-cell-properties fo:background-color="#b2b2b2" style:text-align-source="fix" style:repeat-content="false" fo:border="0.06pt solid #000000" style:vertical-align="top"/>
      <style:paragraph-properties fo:text-align="start" fo:margin-left="0in"/>
      <style:text-properties fo:color="#000000" fo:font-size="10pt" style:font-name-asian="JetBrains Mono" style:font-size-asian="10pt" style:font-name-complex="JetBrains Mono" style:font-size-complex="10pt"/>
    </style:style>
    <style:style style:name="ce21" style:family="table-cell" style:parent-style-name="Default">
      <style:table-cell-properties fo:background-color="#b2b2b2" style:text-align-source="fix" style:repeat-content="false" fo:border="0.06pt solid #000000" style:vertical-align="top"/>
      <style:paragraph-properties fo:text-align="start" fo:margin-left="0in"/>
      <style:text-properties fo:color="#000000" fo:font-size="5pt" style:font-name-asian="JetBrains Mono" style:font-size-asian="5pt" style:font-name-complex="JetBrains Mono" style:font-size-complex="5pt"/>
    </style:style>
    <style:style style:name="ce10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start" fo:margin-left="0in"/>
    </style:style>
    <style:style style:name="ce23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 fo:margin-left="0in"/>
      <style:text-properties fo:font-size="5pt" style:font-size-asian="5pt" style:font-size-complex="5pt"/>
    </style:style>
    <style:style style:name="ce24" style:family="table-cell" style:parent-style-name="Default">
      <style:table-cell-properties fo:background-color="#b2b2b2" style:text-align-source="fix" style:repeat-content="false" fo:border="0.06pt solid #000000" style:vertical-align="top"/>
      <style:paragraph-properties fo:text-align="start" fo:margin-left="0in"/>
      <style:text-properties fo:color="#000000" fo:font-size="5pt" style:font-name-asian="JetBrains Mono" style:font-size-asian="10pt" style:font-name-complex="JetBrains Mono" style:font-size-complex="10pt"/>
    </style:style>
    <style:style style:name="ce25" style:family="table-cell" style:parent-style-name="Default">
      <style:table-cell-properties fo:background-color="#b2b2b2" style:text-align-source="fix" style:repeat-content="false" fo:border="0.06pt solid #000000" style:vertical-align="top"/>
      <style:paragraph-properties fo:text-align="start" fo:margin-left="0in"/>
      <style:text-properties fo:color="#000000" style:font-name="JetBrains Mono" fo:font-size="5pt" style:font-name-asian="JetBrains Mono" style:font-size-asian="5pt" style:font-name-complex="JetBrains Mono" style:font-size-complex="5pt"/>
    </style:style>
    <style:style style:name="ce26" style:family="table-cell" style:parent-style-name="Default">
      <style:table-cell-properties fo:background-color="#b2b2b2" style:text-align-source="fix" style:repeat-content="false" fo:border="0.06pt solid #000000" style:vertical-align="top"/>
      <style:paragraph-properties fo:text-align="start" fo:margin-left="0in"/>
      <style:text-properties fo:color="#000000" style:font-name="JetBrains Mono" fo:font-size="5pt" fo:language="none" fo:country="none" style:font-name-asian="JetBrains Mono" style:font-size-asian="5pt" style:language-asian="none" style:country-asian="none" style:font-name-complex="JetBrains Mono" style:font-size-complex="5pt" style:language-complex="none" style:country-complex="none"/>
    </style:style>
    <style:style style:name="gr1" style:family="graphic">
      <style:graphic-properties draw:marker-start="Square" draw:marker-start-width="0.0787in" draw:marker-end="Arrow" draw:marker-end-width="0.0787in" draw:textarea-horizontal-align="center" draw:textarea-vertical-align="middl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JetBrains Mono" fo:font-size="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style-asian="normal" style:font-weight-complex="normal" style:font-weight-asian="normal" style:font-size-complex="10pt" style:font-size-asian="10pt" style:font-name-complex="JetBrains Mono" style:font-name-asian="JetBrains Mono" fo:font-style="normal" fo:font-weight="normal" style:font-style-complex="normal"/>
    </style:style>
    <style:style style:name="T4" style:family="text">
      <style:text-properties style:font-style-asian="normal" style:font-weight-complex="normal" style:font-weight-asian="normal" style:font-size-complex="10pt" style:font-size-asian="10pt" style:font-name-complex="JetBrains Mono" style:font-name-asian="JetBrains Mono" fo:font-style="normal" fo:font-weight="normal" style:font-style-complex="normal" fo:color="#6a8759"/>
    </style:style>
    <style:style style:name="T5" style:family="text">
      <style:text-properties fo:font-weight="normal" style:font-weight-complex="normal" style:font-size-asian="10pt" fo:font-style="normal" style:font-size-complex="10pt" style:font-weight-asian="normal" style:font-style-complex="normal" style:font-name-complex="JetBrains Mono" style:font-name-asian="JetBrains Mono" style:font-style-asian="normal"/>
    </style:style>
    <style:style style:name="T6" style:family="text">
      <style:text-properties fo:font-weight="normal" style:font-weight-complex="normal" style:font-size-asian="10pt" style:font-size-complex="10pt" style:font-weight-asian="normal" style:font-name-complex="JetBrains Mono" style:font-name-asian="JetBrains Mono" style:font-style-asian="italic" fo:font-style="italic" style:font-style-complex="italic"/>
    </style:style>
    <style:style style:name="T7" style:family="text">
      <style:text-properties fo:font-weight="normal" style:font-weight-complex="normal" style:font-size-asian="10pt" style:font-size-complex="10pt" style:font-weight-asian="normal" style:font-name-complex="JetBrains Mono" style:font-name-asian="JetBrains Mono" fo:font-style="normal" style:font-style-asian="normal" style:font-style-complex="normal"/>
    </style:style>
    <style:style style:name="T8" style:family="text">
      <style:text-properties fo:font-weight="normal" style:font-weight-complex="normal" style:font-size-asian="10pt" style:font-size-complex="10pt" style:font-weight-asian="normal" style:font-name-complex="JetBrains Mono" style:font-name-asian="JetBrains Mono" fo:font-style="italic" style:font-style-asian="italic" style:font-style-complex="italic"/>
    </style:style>
    <style:style style:name="T9" style:family="text">
      <style:text-properties fo:font-weight="normal" style:font-weight-complex="normal" style:font-size-asian="10pt" style:font-size-complex="10pt" style:font-weight-asian="normal" style:font-name-complex="JetBrains Mono" style:font-name-asian="JetBrains Mono" fo:font-style="normal" style:font-style-complex="normal" style:font-style-asian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7.2547in" svg:y1="0.4835in" svg:x2="7.2543in" svg:y2="0.1929in">
            <text:p/>
          </draw:line>
          <draw:line draw:z-index="1" draw:style-name="gr1" draw:text-style-name="P1" svg:x1="7.4398in" svg:y1="0.6583in" svg:x2="7.4295in" svg:y2="0.2016in">
            <text:p/>
          </draw:line>
          <draw:line draw:z-index="12" draw:style-name="gr1" draw:text-style-name="P1" svg:x1="6.0264in" svg:y1="3.3969in" svg:x2="6.6551in" svg:y2="0.5571in">
            <text:p/>
          </draw:line>
          <draw:line draw:z-index="13" draw:style-name="gr1" draw:text-style-name="P1" svg:x1="6.3902in" svg:y1="3.5807in" svg:x2="6.9866in" svg:y2="0.4063in">
            <text:p/>
          </draw:line>
          <draw:line draw:z-index="14" draw:style-name="gr1" draw:text-style-name="P1" svg:x1="3.9091in" svg:y1="2.8106in" svg:x2="3.2138in" svg:y2="7.7594in">
            <text:p/>
          </draw:line>
          <draw:line draw:z-index="15" draw:style-name="gr1" draw:text-style-name="P1" svg:x1="6.713in" svg:y1="5.0453in" svg:x2="5.4941in" svg:y2="5.9354in">
            <text:p/>
          </draw:line>
          <draw:line draw:z-index="16" draw:style-name="gr1" draw:text-style-name="P1" svg:x1="6.865in" svg:y1="5.4091in" svg:x2="5.6681in" svg:y2="6.3071in">
            <text:p/>
          </draw:line>
          <draw:line draw:z-index="17" draw:style-name="gr1" draw:text-style-name="P1" svg:x1="12.3449in" svg:y1="5.1614in" svg:x2="11.535in" svg:y2="6.185in">
            <text:p/>
          </draw:line>
          <draw:line draw:z-index="18" draw:style-name="gr1" draw:text-style-name="P1" svg:x1="6.8413in" svg:y1="6.2425in" svg:x2="6.0248in" svg:y2="7.1106in">
            <text:p/>
          </draw:line>
          <draw:line draw:z-index="19" draw:style-name="gr1" draw:text-style-name="P1" svg:x1="3.3299in" svg:y1="1.4705in" svg:x2="3.7689in" svg:y2="4.6142in">
            <text:p/>
          </draw:line>
          <draw:line draw:z-index="20" draw:style-name="gr1" draw:text-style-name="P1" svg:x1="6.8031in" svg:y1="5.2189in" svg:x2="5.5843in" svg:y2="6.1091in">
            <text:p/>
          </draw:line>
          <draw:line draw:z-index="21" draw:style-name="gr1" draw:text-style-name="P1" svg:x1="6.9555in" svg:y1="5.5748in" svg:x2="5.7512in" svg:y2="6.6417in">
            <text:p/>
          </draw:line>
          <draw:line draw:z-index="22" draw:style-name="gr1" draw:text-style-name="P1" svg:x1="6.9969in" svg:y1="5.7524in" svg:x2="5.9004in" svg:y2="6.7791in">
            <text:p/>
          </draw:line>
          <draw:line draw:z-index="23" draw:style-name="gr1" draw:text-style-name="P1" svg:x1="6.6461in" svg:y1="6.5051in" svg:x2="6.2406in" svg:y2="5.8496in">
            <text:p/>
          </draw:lin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fastestcrm</text:p>
          </table:table-cell>
          <table:table-cell table:style-name="ce7" office:value-type="string" calcext:value-type="string">
            <text:p>manage.py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15">
            <text:p>fastestcrm</text:p>
          </table:table-cell>
          <table:table-cell table:style-name="ce1" office:value-type="string" calcext:value-type="string" table:number-columns-spanned="1" table:number-rows-spanned="5">
            <text:p>templates</text:p>
          </table:table-cell>
          <table:table-cell table:style-name="ce1" office:value-type="string" calcext:value-type="string" table:number-columns-spanned="1" table:number-rows-spanned="5">
            <text:p>fastestcrm</text:p>
          </table:table-cell>
          <table:table-cell table:style-name="ce10" office:value-type="string" calcext:value-type="string">
            <text:p>base.html</text:p>
          </table:table-cell>
        </table:table-row>
        <table:table-row table:style-name="ro1">
          <table:table-cell/>
          <table:covered-table-cell table:style-name="ce16"/>
          <table:covered-table-cell table:style-name="ce8"/>
          <table:covered-table-cell/>
          <table:table-cell table:style-name="ce10" office:value-type="string" calcext:value-type="string">
            <text:p>403.html</text:p>
          </table:table-cell>
        </table:table-row>
        <table:table-row table:style-name="ro1">
          <table:table-cell/>
          <table:covered-table-cell table:style-name="ce16"/>
          <table:covered-table-cell table:style-name="ce8"/>
          <table:covered-table-cell/>
          <table:table-cell table:style-name="ce10" office:value-type="string" calcext:value-type="string">
            <text:p>404.html</text:p>
          </table:table-cell>
        </table:table-row>
        <table:table-row table:style-name="ro1">
          <table:table-cell/>
          <table:covered-table-cell table:style-name="ce16"/>
          <table:covered-table-cell table:style-name="ce8"/>
          <table:covered-table-cell/>
          <table:table-cell table:style-name="ce10" office:value-type="string" calcext:value-type="string">
            <text:p>_navbar.html</text:p>
          </table:table-cell>
        </table:table-row>
        <table:table-row table:style-name="ro1">
          <table:table-cell/>
          <table:covered-table-cell table:style-name="ce16"/>
          <table:covered-table-cell table:style-name="ce8"/>
          <table:covered-table-cell/>
          <table:table-cell table:style-name="ce10" office:value-type="string" calcext:value-type="string">
            <office:annotation draw:style-name="gr2" draw:text-style-name="P3" svg:width="1.1413in" svg:height="0.7083in" svg:x="7.7126in" svg:y="0.298in" draw:caption-point-x="-0.2402in" draw:caption-point-y="0.5945in">
              <dc:date>2022-06-16T00:00:00</dc:date>
              <text:p text:style-name="P2"><text:span text:style-name="T1">Уведомление в случае выключенного js <text:s/>в браузере</text:span></text:p>
            </office:annotation>
            <text:p>No-js.html</text:p>
          </table:table-cell>
        </table:table-row>
        <table:table-row table:style-name="ro1">
          <table:table-cell/>
          <table:covered-table-cell table:style-name="ce16"/>
          <table:table-cell table:style-name="ce9" office:value-type="string" calcext:value-type="string">
            <text:p>__init__.py</text:p>
          </table:table-cell>
          <table:table-cell table:number-columns-repeated="2"/>
        </table:table-row>
        <table:table-row table:style-name="ro1">
          <table:table-cell/>
          <table:covered-table-cell table:style-name="ce16"/>
          <table:table-cell table:style-name="ce9" office:value-type="string" calcext:value-type="string">
            <text:p>asgi.py</text:p>
          </table:table-cell>
          <table:table-cell table:number-columns-repeated="2"/>
        </table:table-row>
        <table:table-row table:style-name="ro1">
          <table:table-cell/>
          <table:covered-table-cell table:style-name="ce16"/>
          <table:table-cell table:style-name="ce9" office:value-type="string" calcext:value-type="string">
            <text:p>settings.py</text:p>
          </table:table-cell>
          <table:table-cell table:number-columns-repeated="2"/>
        </table:table-row>
        <table:table-row table:style-name="ro2">
          <table:table-cell/>
          <table:covered-table-cell table:style-name="ce16"/>
          <table:table-cell table:style-name="ce9" office:value-type="string" calcext:value-type="string" table:number-columns-spanned="1" table:number-rows-spanned="6">
            <text:p>urls.py</text:p>
          </table:table-cell>
          <table:table-cell table:style-name="ce19" office:value-type="string" calcext:value-type="string">
            <text:p>from django.conf import settings</text:p>
            <text:p>from django.contrib import admin</text:p>
            <text:p>from django.urls import path, include</text:p>
            <text:p>from django.conf.urls.static import static</text:p>
            <text:p>from django.views.generic import TemplateView</text:p>
            <text:p/>
            <text:p>urlpatterns = [</text:p>
            <text:p>    path('admin/', admin.site.urls),</text:p>
            <text:p/>
            <text:p/>
            <text:p/>
            <text:p/>
            <text:p/>
            <text:p/>
          </table:table-cell>
          <table:table-cell/>
        </table:table-row>
        <table:table-row table:style-name="ro1">
          <table:table-cell/>
          <table:covered-table-cell table:style-name="ce16"/>
          <table:covered-table-cell table:style-name="ce9"/>
          <table:table-cell table:style-name="ce19" office:value-type="string" calcext:value-type="string">
            <text:p><text:s text:c="4"/>path('inquery/', include('inquery.urls')),</text:p>
          </table:table-cell>
          <table:table-cell/>
        </table:table-row>
        <table:table-row table:style-name="ro1">
          <table:table-cell/>
          <table:covered-table-cell table:style-name="ce16"/>
          <table:covered-table-cell table:style-name="ce9"/>
          <table:table-cell table:style-name="ce19" office:value-type="string" calcext:value-type="string">
            <text:p>]</text:p>
          </table:table-cell>
          <table:table-cell/>
        </table:table-row>
        <table:table-row table:style-name="ro1">
          <table:table-cell/>
          <table:covered-table-cell table:style-name="ce16"/>
          <table:covered-table-cell table:style-name="ce9"/>
          <table:table-cell table:style-name="ce19" office:value-type="string" calcext:value-type="string">
            <text:p># Обработка ошибок</text:p>
          </table:table-cell>
          <table:table-cell/>
        </table:table-row>
        <table:table-row table:style-name="ro1">
          <table:table-cell/>
          <table:covered-table-cell table:style-name="ce16"/>
          <table:covered-table-cell table:style-name="ce9"/>
          <table:table-cell table:style-name="ce19" office:value-type="string" calcext:value-type="string">
            <text:p>handler404 = TemplateView.as_view(template_name="fastestcrm/404.html")</text:p>
          </table:table-cell>
          <table:table-cell/>
        </table:table-row>
        <table:table-row table:style-name="ro3">
          <table:table-cell/>
          <table:covered-table-cell table:style-name="ce16"/>
          <table:covered-table-cell table:style-name="ce9"/>
          <table:table-cell table:style-name="ce19" office:value-type="string" calcext:value-type="string">
            <text:p><text:span text:style-name="T2"/></text:p>
            <text:p><text:span text:style-name="T2">handler403 = TemplateView.as_view(template_name="fastestcrm/403.html")</text:span></text:p>
          </table:table-cell>
          <table:table-cell/>
        </table:table-row>
        <table:table-row table:style-name="ro1">
          <table:table-cell/>
          <table:covered-table-cell table:style-name="ce16"/>
          <table:table-cell table:style-name="ce9" office:value-type="string" calcext:value-type="string">
            <text:p>wsgi.py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19">
            <text:p>inquery</text:p>
          </table:table-cell>
          <table:table-cell table:style-name="ce1" office:value-type="string" calcext:value-type="string">
            <text:p>migrations</text:p>
          </table:table-cell>
          <table:table-cell table:style-name="ce9" office:value-type="string" calcext:value-type="string">
            <text:p>__init__.py</text:p>
          </table:table-cell>
          <table:table-cell/>
        </table:table-row>
        <table:table-row table:style-name="ro1">
          <table:table-cell/>
          <table:covered-table-cell/>
          <table:table-cell table:style-name="ce9" office:value-type="string" calcext:value-type="string">
            <text:p>__init__.py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9" office:value-type="string" calcext:value-type="string">
            <text:p>admin.py</text:p>
          </table:table-cell>
          <table:table-cell table:style-name="ce20"/>
          <table:table-cell/>
        </table:table-row>
        <table:table-row table:style-name="ro4">
          <table:table-cell/>
          <table:covered-table-cell/>
          <table:table-cell table:style-name="ce9" office:value-type="string" calcext:value-type="string">
            <text:p>apps.py</text:p>
          </table:table-cell>
          <table:table-cell table:style-name="ce21" office:value-type="string" office:string-value="from django.apps import AppConfigclass InqueryConfig(AppConfig):    default_auto_field = 'django.db.models.BigAutoField'    name = 'inquery'" calcext:value-type="string">
            <text:p><text:span text:style-name="T3">from django.apps import AppConfig</text:span><text:span text:style-name="T3"/><text:span text:style-name="T3"/><text:span text:style-name="T3"/><text:span text:style-name="T3">class InqueryConfig(AppConfig):</text:span><text:span text:style-name="T3"/><text:span text:style-name="T3">    default_auto_field = 'django.db.models.BigAutoField'</text:span><text:span text:style-name="T3"/><text:span text:style-name="T3">    name = 'inquery'</text:span><text:span text:style-name="T4"/></text:p>
          </table:table-cell>
          <table:table-cell/>
        </table:table-row>
        <table:table-row table:style-name="ro5">
          <table:table-cell/>
          <table:covered-table-cell/>
          <table:table-cell table:style-name="ce1" office:value-type="string" calcext:value-type="string" table:number-columns-spanned="1" table:number-rows-spanned="11">
            <text:p>models</text:p>
          </table:table-cell>
          <table:table-cell table:style-name="ce9" office:value-type="string" calcext:value-type="string" table:number-columns-spanned="1" table:number-rows-spanned="5">
            <text:p>__init__.py</text:p>
          </table:table-cell>
          <table:table-cell table:style-name="ce19" office:value-type="string" calcext:value-type="string">
            <text:p>from .client import Client </text:p>
          </table:table-cell>
        </table:table-row>
        <table:table-row table:style-name="ro1">
          <table:table-cell/>
          <table:covered-table-cell/>
          <table:covered-table-cell table:style-name="ce1"/>
          <table:covered-table-cell table:style-name="ce9"/>
          <table:table-cell table:style-name="ce21" office:value-type="string" calcext:value-type="string">
            <text:p>from .event import Event</text:p>
          </table:table-cell>
        </table:table-row>
        <table:table-row table:style-name="ro1">
          <table:table-cell/>
          <table:covered-table-cell/>
          <table:covered-table-cell table:style-name="ce1"/>
          <table:covered-table-cell table:style-name="ce9"/>
          <table:table-cell table:style-name="ce19" office:value-type="string" calcext:value-type="string">
            <text:p>from .inquery import Inquery </text:p>
            <text:p/>
          </table:table-cell>
        </table:table-row>
        <table:table-row table:style-name="ro1">
          <table:table-cell/>
          <table:covered-table-cell/>
          <table:covered-table-cell table:style-name="ce1"/>
          <table:covered-table-cell table:style-name="ce9"/>
          <table:table-cell table:style-name="ce19" office:value-type="string" calcext:value-type="string">
            <text:p>from .inqueryfile import IqueryFile</text:p>
          </table:table-cell>
        </table:table-row>
        <table:table-row table:style-name="ro1">
          <table:table-cell/>
          <table:covered-table-cell/>
          <table:covered-table-cell table:style-name="ce1"/>
          <table:covered-table-cell table:style-name="ce9"/>
          <table:table-cell table:style-name="ce19" office:value-type="string" calcext:value-type="string">
            <text:p>from .inquerystatus import IqueryStatus</text:p>
          </table:table-cell>
        </table:table-row>
        <table:table-row table:style-name="ro1">
          <table:table-cell/>
          <table:covered-table-cell/>
          <table:covered-table-cell table:style-name="ce1"/>
          <table:table-cell table:style-name="ce9" office:value-type="string" calcext:value-type="string">
            <text:p>client.py</text:p>
          </table:table-cell>
          <table:table-cell table:style-name="ce23"/>
        </table:table-row>
        <table:table-row table:style-name="ro1">
          <table:table-cell/>
          <table:covered-table-cell/>
          <table:covered-table-cell table:style-name="ce1"/>
          <table:table-cell table:style-name="ce9" office:value-type="string" calcext:value-type="string">
            <text:p>event.py</text:p>
          </table:table-cell>
          <table:table-cell table:style-name="ce24" office:value-type="string" calcext:value-type="string">
            <text:p>from inquery.managers import BusyManager</text:p>
          </table:table-cell>
        </table:table-row>
        <table:table-row table:style-name="ro6">
          <table:table-cell/>
          <table:covered-table-cell/>
          <table:covered-table-cell table:style-name="ce1"/>
          <table:table-cell table:style-name="ce9" office:value-type="string" calcext:value-type="string" table:number-columns-spanned="1" table:number-rows-spanned="2">
            <text:p>inquery.py</text:p>
          </table:table-cell>
          <table:table-cell table:style-name="ce25" office:value-type="string" calcext:value-type="string">
            <text:p>from inquery.managers import InqueryManager, </text:p>
            <text:p>DesignerManager</text:p>
          </table:table-cell>
        </table:table-row>
        <table:table-row table:style-name="ro1">
          <table:table-cell/>
          <table:covered-table-cell/>
          <table:covered-table-cell table:style-name="ce1"/>
          <table:covered-table-cell table:style-name="ce9"/>
          <table:table-cell table:style-name="ce26" office:value-type="string" calcext:value-type="string">
            <text:p>from inquery.models import Client</text:p>
          </table:table-cell>
        </table:table-row>
        <table:table-row table:style-name="ro1">
          <table:table-cell/>
          <table:covered-table-cell/>
          <table:covered-table-cell table:style-name="ce1"/>
          <table:table-cell table:style-name="ce9" office:value-type="string" calcext:value-type="string">
            <text:p>inqueryfile.py</text:p>
          </table:table-cell>
          <table:table-cell table:style-name="ce19"/>
        </table:table-row>
        <table:table-row table:style-name="ro1">
          <table:table-cell/>
          <table:covered-table-cell/>
          <table:covered-table-cell table:style-name="ce1"/>
          <table:table-cell table:style-name="ce9" office:value-type="string" calcext:value-type="string">
            <text:p>inquerystatus.py</text:p>
          </table:table-cell>
          <table:table-cell table:style-name="ce19"/>
        </table:table-row>
        <table:table-row table:style-name="ro7">
          <table:table-cell/>
          <table:covered-table-cell/>
          <table:table-cell table:style-name="ce9" office:value-type="string" calcext:value-type="string">
            <text:p>managers</text:p>
          </table:table-cell>
          <table:table-cell table:style-name="ce19" office:value-type="string" office:string-value="import datetimefrom django.contrib.auth.models import Userfrom django.db import modelsfrom django.utils import timezoneclass InqueryManager(models.Manager):    &quot;&quot;&quot;Менеджер заявки&quot;&quot;&quot;    def get_status(self, designer, status):        return self.get_queryset().filter(designer=designer, status=status)    def think_today(self, designer):        now = timezone.now()        date_now = datetime.date(year=now.year, month=now.month, day=now.day)        inquery_list = []        for inquery in self.get_status(designer, self.model.INQUERY_THINK):            call_back = inquery.get_last_inquery_status().call_back            if call_back &lt;= date_now:                inquery_list.append(inquery)        return inquery_list    def overdue_think(self, designer):        now = timezone.now()        date_now = datetime.date(year=now.year, month=now.month, day=now.day)        inquery_list = []        for inquery in self.get_status(designer, self.model.INQUERY_THINK):            call_back = inquery.get_last_inquery_status().call_back            try:                if call_back &lt; date_now:                    inquery_list.append(inquery)            except TypeError:                pass        return inquery_list    def overdue_new(self, designer):        now = timezone.now() - datetime.timedelta(days=1)        return self.get_status(designer, self.model.INQUERY_NEW).filter(start_datetime__lt=now)class DesignerManager(models.Manager):    def all(self):        return User.objects.filter(user_permissions__codename='is_designer').order_by('first_name', 'last_name')class BusyManager(models.Manager):    &quot;&quot;&quot;Возврашает все события, кроме выходных&quot;&quot;&quot;    def all(self):        return self.get_queryset().filter(all_day=False)class InqueryStatusManager(models.Manager):    def __delete_status(self, status):        status.hidden = True        status.inqueryfile_set.all().update(is_delete=True)        status.save()        inquery = status.inquery        prev_status = self.get_prev_status_not_hidden(status.id)        inquery.status = prev_status.status        inquery.save()    def __delete_status_pay(self, status):        status.hidden = True        status.inqueryfile_set.all().update(is_delete=True)        status.save()        inquery = status.inquery        prev_status = self.get_prev_status_not_hidden(status.id)        inquery.status = prev_status.status        inquery.type_pay = None        inquery.total_amount = None        inquery.total_white_goods = None        inquery.save()    def delete_status(self, status_id):        status = self.get_queryset().get(id=int(status_id))        if status.status == self.model.INQUERY_PAY:            self.__delete_status_pay(status)        elif status.status in (self.model.INQUERY_REPEAT, self.model.INQUERY_THINK, self.model.INQUERY_CANCELED,                               self.model.INQUERY_NOT_PAY):            self.__delete_status(status)    def get_prev_status_not_hidden(self, status_id):        inquery_status = self.get_queryset().get(id=int(status_id))        inquery = inquery_status.inquery        prev_status = inquery.inquerystatus_set.filter(hidden=False).order_by('-id')[0]        return prev_statusclass InqueryFileManager(models.Manager):    def all_not_delete(self):        return self.get_queryset().filter(is_delete=False)" calcext:value-type="string">
            <text:p><text:span text:style-name="T5">import datetime</text:span><text:span text:style-name="T5"/><text:span text:style-name="T5"/><text:span text:style-name="T5">from django.contrib.auth.models import User</text:span><text:span text:style-name="T5"/><text:span text:style-name="T5">from django.db import models</text:span><text:span text:style-name="T5"/><text:span text:style-name="T5">from django.utils import timezone</text:span><text:span text:style-name="T5"/><text:span text:style-name="T5"/><text:span text:style-name="T5"/><text:span text:style-name="T5">class InqueryManager(models.Manager):</text:span><text:span text:style-name="T5"/><text:span text:style-name="T5">    </text:span><text:span text:style-name="T6">"""Менеджер заявки"""</text:span><text:span text:style-name="T6"/><text:span text:style-name="T6">    </text:span><text:span text:style-name="T7">def get_status(self, designer, status):</text:span><text:span text:style-name="T7"/><text:span text:style-name="T7">        return self.get_queryset().filter(designer=designer, status=status)</text:span><text:span text:style-name="T7"/><text:span text:style-name="T7"/><text:span text:style-name="T7">    def think_today(self, designer):</text:span><text:span text:style-name="T7"/><text:span text:style-name="T7">        now = timezone.now()</text:span><text:span text:style-name="T7"/><text:span text:style-name="T7">        date_now = datetime.date(year=now.year, month=now.month, day=now.day)</text:span><text:span text:style-name="T7"/><text:span text:style-name="T7">        inquery_list = []</text:span><text:span text:style-name="T7"/><text:span text:style-name="T7">        for inquery in self.get_status(designer, self.model.INQUERY_THINK):</text:span><text:span text:style-name="T7"/><text:span text:style-name="T7">            call_back = inquery.get_last_inquery_status().call_back</text:span><text:span text:style-name="T7"/><text:span text:style-name="T7">            if call_back &lt;= date_now:</text:span><text:span text:style-name="T7"/><text:span text:style-name="T7">                inquery_list.append(inquery)</text:span><text:span text:style-name="T7"/><text:span text:style-name="T7">        return inquery_list</text:span><text:span text:style-name="T7"/><text:span text:style-name="T7"/><text:span text:style-name="T7">    def overdue_think(self, designer):</text:span><text:span text:style-name="T7"/><text:span text:style-name="T7">        now = timezone.now()</text:span><text:span text:style-name="T7"/><text:span text:style-name="T7">        date_now = datetime.date(year=now.year, month=now.month, day=now.day)</text:span><text:span text:style-name="T7"/><text:span text:style-name="T7">        inquery_list = []</text:span><text:span text:style-name="T7"/><text:span text:style-name="T7">        for inquery in self.get_status(designer, self.model.INQUERY_THINK):</text:span><text:span text:style-name="T7"/><text:span text:style-name="T7">            call_back = inquery.get_last_inquery_status().call_back</text:span><text:span text:style-name="T7"/><text:span text:style-name="T7">            try:</text:span><text:span text:style-name="T7"/><text:span text:style-name="T7">                if call_back &lt; date_now:</text:span><text:span text:style-name="T7"/><text:span text:style-name="T7">                    inquery_list.append(inquery)</text:span><text:span text:style-name="T7"/><text:span text:style-name="T7">            except TypeError:</text:span><text:span text:style-name="T7"/><text:span text:style-name="T7">                pass</text:span><text:span text:style-name="T7"/><text:span text:style-name="T7">        return inquery_list</text:span><text:span text:style-name="T7"/><text:span text:style-name="T7"/><text:span text:style-name="T7">    def overdue_new(self, designer):</text:span><text:span text:style-name="T7"/><text:span text:style-name="T7">        now = timezone.now() - datetime.timedelta(days=1)</text:span><text:span text:style-name="T7"/><text:span text:style-name="T7">        return self.get_status(designer, self.model.INQUERY_NEW).filter(start_datetime__lt=now)</text:span><text:span text:style-name="T7"/><text:span text:style-name="T7"/><text:span text:style-name="T7"/><text:span text:style-name="T7">class DesignerManager(models.Manager):</text:span><text:span text:style-name="T7"/><text:span text:style-name="T7">    def all(self):</text:span><text:span text:style-name="T7"/><text:span text:style-name="T7">        return User.objects.filter(user_permissions__codename='is_designer').order_by('first_name', 'last_name')</text:span><text:span text:style-name="T7"/><text:span text:style-name="T7"/><text:span text:style-name="T7"/><text:span text:style-name="T7">class BusyManager(models.Manager):</text:span><text:span text:style-name="T7"/><text:span text:style-name="T7">    </text:span><text:span text:style-name="T8">"""Возврашает все события, кроме выходных"""</text:span><text:span text:style-name="T8"/><text:span text:style-name="T8">    </text:span><text:span text:style-name="T9">def all(self):</text:span><text:span text:style-name="T9"/><text:span text:style-name="T9">        return self.get_queryset().filter(all_day=False)</text:span><text:span text:style-name="T9"/><text:span text:style-name="T9"/><text:span text:style-name="T9"/><text:span text:style-name="T9">class InqueryStatusManager(models.Manager):</text:span><text:span text:style-name="T9"/><text:span text:style-name="T9">    def __delete_status(self, status):</text:span><text:span text:style-name="T9"/><text:span text:style-name="T9">        status.hidden = True</text:span><text:span text:style-name="T9"/><text:span text:style-name="T9">        status.inqueryfile_set.all().update(is_delete=True)</text:span><text:span text:style-name="T9"/><text:span text:style-name="T9">        status.save()</text:span><text:span text:style-name="T9"/><text:span text:style-name="T9"/><text:span text:style-name="T9">        inquery = status.inquery</text:span><text:span text:style-name="T9"/><text:span text:style-name="T9">        prev_status = self.get_prev_status_not_hidden(status.id)</text:span><text:span text:style-name="T9"/><text:span text:style-name="T9">        inquery.status = prev_status.status</text:span><text:span text:style-name="T9"/><text:span text:style-name="T9">        inquery.save()</text:span><text:span text:style-name="T9"/><text:span text:style-name="T9"/><text:span text:style-name="T9">    def __delete_status_pay(self, status):</text:span><text:span text:style-name="T9"/><text:span text:style-name="T9">        status.hidden = True</text:span><text:span text:style-name="T9"/><text:span text:style-name="T9">        status.inqueryfile_set.all().update(is_delete=True)</text:span><text:span text:style-name="T9"/><text:span text:style-name="T9">        status.save()</text:span><text:span text:style-name="T9"/><text:span text:style-name="T9"/><text:span text:style-name="T9">        inquery = status.inquery</text:span><text:span text:style-name="T9"/><text:span text:style-name="T9">        prev_status = self.get_prev_status_not_hidden(status.id)</text:span><text:span text:style-name="T9"/><text:span text:style-name="T9">        inquery.status = prev_status.status</text:span><text:span text:style-name="T9"/><text:span text:style-name="T9">        inquery.type_pay = None</text:span><text:span text:style-name="T9"/><text:span text:style-name="T9">        inquery.total_amount = None</text:span><text:span text:style-name="T9"/><text:span text:style-name="T9">        inquery.total_white_goods = None</text:span><text:span text:style-name="T9"/><text:span text:style-name="T9">        inquery.save()</text:span><text:span text:style-name="T9"/><text:span text:style-name="T9"/><text:span text:style-name="T9">    def delete_status(self, status_id):</text:span><text:span text:style-name="T9"/><text:span text:style-name="T9">        status = self.get_queryset().get(id=int(status_id))</text:span><text:span text:style-name="T9"/><text:span text:style-name="T9">        if status.status == self.model.INQUERY_PAY:</text:span><text:span text:style-name="T9"/><text:span text:style-name="T9">            self.__delete_status_pay(status)</text:span><text:span text:style-name="T9"/><text:span text:style-name="T9">        elif status.status in (self.model.INQUERY_REPEAT, self.model.INQUERY_THINK, self.model.INQUERY_CANCELED,</text:span><text:span text:style-name="T9"/><text:span text:style-name="T9">                               self.model.INQUERY_NOT_PAY):</text:span><text:span text:style-name="T9"/><text:span text:style-name="T9">            self.__delete_status(status)</text:span><text:span text:style-name="T9"/><text:span text:style-name="T9"/><text:span text:style-name="T9">    def get_prev_status_not_hidden(self, status_id):</text:span><text:span text:style-name="T9"/><text:span text:style-name="T9">        inquery_status = self.get_queryset().get(id=int(status_id))</text:span><text:span text:style-name="T9"/><text:span text:style-name="T9">        inquery = inquery_status.inquery</text:span><text:span text:style-name="T9"/><text:span text:style-name="T9">        prev_status = inquery.inquerystatus_set.filter(hidden=False).order_by('-id')[0]</text:span><text:span text:style-name="T9"/><text:span text:style-name="T9">        return prev_status</text:span><text:span text:style-name="T9"/><text:span text:style-name="T9"/><text:span text:style-name="T9"/><text:span text:style-name="T9">class InqueryFileManager(models.Manager):</text:span><text:span text:style-name="T9"/><text:span text:style-name="T9">    def all_not_delete(self):</text:span><text:span text:style-name="T9"/><text:span text:style-name="T9">        return self.get_queryset().filter(is_delete=False)</text:span><text:span text:style-name="T9"/></text:p>
          </table:table-cell>
          <table:table-cell/>
        </table:table-row>
        <table:table-row table:style-name="ro1">
          <table:table-cell/>
          <table:covered-table-cell/>
          <table:table-cell table:style-name="ce9" office:value-type="string" calcext:value-type="string">
            <text:p>tests.py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9" office:value-type="string" calcext:value-type="string">
            <text:p>views.py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9" office:value-type="string" calcext:value-type="string">
            <text:p>urls.py</text:p>
          </table:table-cell>
          <table:table-cell table:number-columns-repeated="2"/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style-name="ce11"/>
          <table:table-cell office:value-type="string" calcext:value-type="string">
            <text:p>шаблоны/.html</text:p>
          </table:table-cell>
          <table:table-cell table:number-columns-repeated="3"/>
        </table:table-row>
        <table:table-row table:style-name="ro1">
          <table:table-cell table:style-name="ce12"/>
          <table:table-cell office:value-type="string" calcext:value-type="string">
            <text:p>директория/пакет</text:p>
          </table:table-cell>
          <table:table-cell table:number-columns-repeated="3"/>
        </table:table-row>
        <table:table-row table:style-name="ro1">
          <table:table-cell table:style-name="ce13"/>
          <table:table-cell office:value-type="string" calcext:value-type="string">
            <text:p>Python-файл</text:p>
          </table:table-cell>
          <table:table-cell table:number-columns-repeated="3"/>
        </table:table-row>
        <table:table-row table:style-name="ro1">
          <table:table-cell table:style-name="ce14"/>
          <table:table-cell office:value-type="string" calcext:value-type="string">
            <text:p>исходники</text:p>
          </table:table-cell>
          <table:table-cell table:style-name="Default" table:number-columns-repeated="3"/>
        </table:table-row>
      </table:table>
      <table:named-expressions/>
      <table:database-ranges>
        <table:database-range table:name="__Anonymous_Sheet_DB__0" table:target-range-address="Sheet1.C7:Sheet1.C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20" svg:d="M0 20l10-20 10 20z"/>
    <draw:marker draw:name="Arrowheads_20_1" draw:display-name="Arrowheads 1" svg:viewBox="0 0 20 30" svg:d="M10 0l-10 30h20z"/>
    <draw:marker draw:name="Square" svg:viewBox="0 0 10 10" svg:d="M0 0h10v10h-1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 style:data-style-name="N2" text:time-value="10:16:33.6136999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6T10:45:54.833591401</meta:creation-date>
    <meta:generator>LibreOffice/7.0.4.2$Linux_X86_64 LibreOffice_project/00$Build-2</meta:generator>
    <dc:date>2022-06-17T12:47:20.541547867</dc:date>
    <meta:editing-duration>PT47M2S</meta:editing-duration>
    <meta:editing-cycles>4</meta:editing-cycles>
    <meta:document-statistic meta:table-count="1" meta:cell-count="52" meta:object-count="14"/>
  </office:meta>
</office:document-meta>
</file>